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SystemException.getApplic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stemException.initApplicationException(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SystemException.contains( @ Nullable Class &lt; ? &gt; ex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stemException.getOriginal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stemException.TransactionSystem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stemException.TransactionSystem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